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00ff00" draw:textarea-horizontal-align="center" draw:textarea-vertical-align="middle"/>
    </style:style>
    <style:style style:name="gr2" style:family="graphic" style:parent-style-name="standard">
      <style:graphic-properties draw:fill="gradient" draw:fill-gradient-name="analog_2f_digital" draw:textarea-horizontal-align="center" draw:textarea-vertical-align="middle"/>
    </style:style>
    <style:style style:name="gr3" style:family="graphic" style:parent-style-name="standard">
      <style:graphic-properties draw:fill="gradient" draw:fill-color="#00ff00" draw:fill-gradient-name="analog_2f_digital" draw:textarea-horizontal-align="center" draw:textarea-vertical-align="middle"/>
    </style:style>
    <style:style style:name="gr4" style:family="graphic" style:parent-style-name="standard">
      <style:graphic-properties draw:stroke="dash" draw:stroke-dash="Fine_20_Dashed" draw:fill="solid" draw:fill-color="#ffff00" draw:opacity="50%" draw:textarea-horizontal-align="center" draw:textarea-vertical-align="middle" draw:shadow-opacity="50%"/>
    </style:style>
    <style:style style:name="gr5" style:family="graphic" style:parent-style-name="standard">
      <style:graphic-properties draw:fill-color="#00ff00" draw:textarea-horizontal-align="left" draw:textarea-vertical-align="middle" draw:auto-grow-height="false" fo:padding-left="0.25cm"/>
    </style:style>
    <style:style style:name="gr6" style:family="graphic" style:parent-style-name="standard">
      <style:graphic-properties draw:fill="solid" draw:fill-color="#ff3333" draw:textarea-horizontal-align="center" draw:textarea-vertical-align="middle"/>
    </style:style>
    <style:style style:name="gr7" style:family="graphic" style:parent-style-name="standard">
      <style:graphic-properties draw:fill="solid" draw:fill-color="#ffff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solid" draw:fill-color="#00ffff" draw:fill-gradient-name="analog_2f_digital" draw:textarea-vertical-align="middle" fo:min-height="1.75cm" draw:shadow="visible"/>
    </style:style>
    <style:style style:name="gr9" style:family="graphic" style:parent-style-name="standard">
      <style:graphic-properties svg:stroke-width="0.1cm" svg:stroke-color="#eb613d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0" style:family="graphic" style:parent-style-name="standard">
      <style:graphic-properties svg:stroke-width="0.1cm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ff00" draw:marker-start-width="0.35cm" draw:marker-end="Arrow" draw:marker-end-width="0.45cm" draw:fill="solid" draw:fill-color="#00ff00" draw:fill-gradient-name="analog_2f_digital" draw:textarea-horizontal-align="center" fo:padding-top="0.175cm" fo:padding-bottom="0.175cm" fo:padding-left="0.3cm" fo:padding-right="0.3cm"/>
    </style:style>
    <style:style style:name="gr13" style:family="graphic" style:parent-style-name="standard">
      <style:graphic-properties svg:stroke-width="0.1cm" svg:stroke-color="#00ff00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4" style:family="graphic" style:parent-style-name="standard">
      <style:graphic-properties svg:stroke-width="0.1cm" svg:stroke-color="#eb613d" draw:marker-start="Arrow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5" style:family="graphic" style:parent-style-name="standard">
      <style:graphic-properties draw:stroke="dash" draw:stroke-dash="Fine_20_Dashed" svg:stroke-width="0.1cm" draw:marker-start="Arrow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6" style:family="graphic" style:parent-style-name="standard">
      <style:graphic-properties svg:stroke-width="0.1cm" svg:stroke-color="#eb613d" draw:marker-start="Arrow" draw:marker-start-width="0.35cm" draw:marker-end="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7" style:family="graphic" style:parent-style-name="standard">
      <style:graphic-properties svg:stroke-width="0.1cm" svg:stroke-color="#00ff00" draw:marker-start-width="0.35cm" draw:marker-end="Arrow" draw:marker-end-width="0.45cm" draw:fill="solid" draw:fill-color="#00ff00" draw:fill-gradient-name="analog_2f_digital" draw:textarea-horizontal-align="center" fo:padding-top="0.175cm" fo:padding-bottom="0.175cm" fo:padding-left="0.3cm" fo:padding-right="0.3cm"/>
    </style:style>
    <style:style style:name="gr18" style:family="graphic" style:parent-style-name="standard">
      <style:graphic-properties svg:stroke-width="0.1cm" svg:stroke-color="#eb613d" draw:marker-start="" draw:marker-start-width="0.35cm" draw:marker-end="Arrow" draw:marker-end-width="0.45cm" draw:fill="gradient" draw:fill-gradient-name="analog_2f_digital" draw:textarea-horizontal-align="center" fo:padding-top="0.175cm" fo:padding-bottom="0.175cm" fo:padding-left="0.3cm" fo:padding-right="0.3cm"/>
    </style:style>
    <style:style style:name="gr19" style:family="graphic" style:parent-style-name="standard">
      <style:graphic-properties draw:fill="gradient" draw:fill-gradient-name="Gradient_20_7" draw:textarea-horizontal-align="center" draw:textarea-vertical-align="middle" draw:shadow="visible"/>
    </style:style>
    <style:style style:name="gr20" style:family="graphic" style:parent-style-name="standard">
      <style:graphic-properties draw:textarea-horizontal-align="center" draw:textarea-vertical-align="bottom"/>
    </style:style>
    <style:style style:name="gr21" style:family="graphic" style:parent-style-name="standard">
      <style:graphic-properties draw:fill="gradient" draw:fill-color="#99ccff" draw:fill-gradient-name="analog_2f_digital" draw:textarea-horizontal-align="center" draw:textarea-vertical-align="middle"/>
    </style:style>
    <style:style style:name="gr22" style:family="graphic" style:parent-style-name="standard">
      <style:graphic-properties draw:fill="none" draw:fill-color="#ff3333" draw:textarea-horizontal-align="center" draw:textarea-vertical-align="to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36pt" style:font-size-asian="36pt" style:font-size-complex="36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ystem" draw:style-name="dp1" draw:master-page-name="Standard">
        <draw:rect draw:style-name="gr1" draw:text-style-name="P1" draw:layer="layout" svg:width="4.7cm" svg:height="2cm" svg:x="9.5cm" svg:y="16.5cm">
          <text:p text:style-name="P1">testpuls</text:p>
          <text:p text:style-name="P1">generator</text:p>
        </draw:rect>
        <draw:rect draw:style-name="gr2" draw:text-style-name="P1" draw:layer="layout" svg:width="6cm" svg:height="5.5cm" svg:x="6.5cm" svg:y="8.5cm">
          <text:p text:style-name="P1">RENA3</text:p>
        </draw:rect>
        <draw:rect draw:style-name="gr3" draw:text-style-name="P1" draw:layer="layout" svg:width="4.7cm" svg:height="2cm" svg:x="3.5cm" svg:y="16.5cm">
          <text:p text:style-name="P1">IQ generator</text:p>
          <text:p text:style-name="P1">(DDS)</text:p>
        </draw:rect>
        <draw:rect draw:style-name="gr4" draw:text-style-name="P1" draw:layer="layout" svg:width="4.7cm" svg:height="2cm" svg:x="24cm" svg:y="12.5cm">
          <text:p text:style-name="P1">VME</text:p>
        </draw:rect>
        <draw:rect draw:style-name="gr2" draw:text-style-name="P1" draw:layer="layout" svg:width="4cm" svg:height="3cm" svg:x="14.5cm" svg:y="8.5cm">
          <text:p text:style-name="P1">ADC</text:p>
        </draw:rect>
        <draw:custom-shape draw:style-name="gr5" draw:text-style-name="P1" draw:layer="layout" svg:width="5.5cm" svg:height="2cm" svg:x="1cm" svg:y="10cm">
          <text:p text:style-name="P1">analog</text:p>
          <text:p text:style-name="P1">INPUT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rect draw:style-name="gr6" draw:text-style-name="P1" draw:layer="layout" svg:width="4.5cm" svg:height="2.5cm" svg:x="19cm" svg:y="4.5cm">
          <text:p text:style-name="P1">power</text:p>
          <text:p text:style-name="P1">supply</text:p>
        </draw:rect>
        <draw:rect draw:style-name="gr4" draw:text-style-name="P1" draw:layer="layout" svg:width="4.7cm" svg:height="2cm" svg:x="24cm" svg:y="16.5cm">
          <text:p text:style-name="P1">USB</text:p>
        </draw:rect>
        <draw:rect draw:style-name="gr7" draw:text-style-name="P1" draw:layer="layout" svg:width="5cm" svg:height="4.5cm" svg:x="16.5cm" svg:y="14cm">
          <text:p text:style-name="P1">FPGA</text:p>
        </draw:rect>
        <draw:rect draw:style-name="gr4" draw:text-style-name="P1" draw:layer="layout" svg:width="4.7cm" svg:height="2cm" svg:x="24cm" svg:y="8.5cm">
          <text:p text:style-name="P1">etherCat</text:p>
        </draw:rect>
        <draw:frame draw:style-name="gr8" draw:text-style-name="P1" draw:layer="layout" svg:width="19.85cm" svg:height="2cm" svg:x="4.925cm" svg:y="1cm">
          <draw:text-box>
            <text:p text:style-name="P1"><text:span text:style-name="T1">32-channel signal processing board</text:span></text:p>
            <text:p text:style-name="P1">system overview</text:p>
          </draw:text-box>
        </draw:frame>
        <draw:line draw:style-name="gr9" draw:text-style-name="P1" draw:layer="layout" svg:x1="16.5cm" svg:y1="17.5cm" svg:x2="14.2cm" svg:y2="17.5cm">
          <text:p/>
        </draw:line>
        <draw:polyline draw:style-name="gr9" draw:text-style-name="P1" draw:layer="layout" svg:width="9.5cm" svg:height="1.004cm" draw:transform="rotate (-3.1410690548136) translate (17.0005235986817cm 19.4999997258443cm)" svg:viewBox="0 0 9501 1005" draw:points="0,-38018 1,-39018 2001,-39017 9501,-39013 9500,-38013">
          <text:p/>
        </draw:polyline>
        <draw:line draw:style-name="gr10" draw:text-style-name="P1" draw:layer="layout" svg:x1="7.5cm" svg:y1="16.5cm" svg:x2="7.5cm" svg:y2="14cm">
          <text:p/>
        </draw:line>
        <draw:line draw:style-name="gr11" draw:text-style-name="P1" draw:layer="layout" svg:x1="11cm" svg:y1="16.5cm" svg:x2="11cm" svg:y2="14cm">
          <text:p/>
        </draw:line>
        <draw:line draw:style-name="gr12" draw:text-style-name="P1" draw:layer="layout" svg:x1="12.5cm" svg:y1="10cm" svg:x2="14.5cm" svg:y2="10cm">
          <text:p/>
        </draw:line>
        <draw:line draw:style-name="gr13" draw:text-style-name="P1" draw:layer="layout" svg:x1="17.5cm" svg:y1="11.5cm" svg:x2="17.5cm" svg:y2="14cm">
          <text:p/>
        </draw:line>
        <draw:polyline draw:style-name="gr14" draw:text-style-name="P1" draw:layer="layout" svg:width="4.716cm" svg:height="2.119cm" draw:transform="rotate (2.58291276002592) translate (15.9380573817815cm 15.8989470119349cm)" svg:viewBox="0 0 4717 2120" draw:points="0,-9007 1696,-10067 3021,-7947 4717,-9007">
          <text:p/>
        </draw:polyline>
        <draw:line draw:style-name="gr15" draw:text-style-name="P1" draw:layer="layout" svg:x1="21.5cm" svg:y1="14.5cm" svg:x2="24cm" svg:y2="9.5cm">
          <text:p/>
        </draw:line>
        <draw:line draw:style-name="gr15" draw:text-style-name="P1" draw:layer="layout" svg:x1="21.5cm" svg:y1="16cm" svg:x2="24cm" svg:y2="13.5cm">
          <text:p/>
        </draw:line>
        <draw:line draw:style-name="gr15" draw:text-style-name="P1" draw:layer="layout" svg:x1="21.5cm" svg:y1="17.5cm" svg:x2="24cm" svg:y2="17.5cm">
          <text:p/>
        </draw:line>
        <draw:line draw:style-name="gr16" draw:text-style-name="P1" draw:layer="layout" svg:x1="18cm" svg:y1="11.5cm" svg:x2="18cm" svg:y2="14cm">
          <text:p/>
        </draw:line>
        <draw:line draw:style-name="gr17" draw:text-style-name="P2" draw:layer="layout" svg:x1="24cm" svg:y1="19.5cm" svg:x2="26cm" svg:y2="19.5cm">
          <text:p text:style-name="P2">data</text:p>
        </draw:line>
        <draw:line draw:style-name="gr18" draw:text-style-name="P2" draw:layer="layout" svg:x1="26.2cm" svg:y1="19.5cm" svg:x2="28.5cm" svg:y2="19.5cm">
          <text:p text:style-name="P2">control</text:p>
        </draw:line>
      </draw:page>
      <draw:page draw:name="RENA3" draw:style-name="dp1" draw:master-page-name="Standard">
        <draw:rect draw:style-name="gr19" draw:text-style-name="P3" draw:layer="layout" svg:width="12cm" svg:height="17.5cm" svg:x="6cm" svg:y="1.5cm">
          <text:p text:style-name="P1"><text:span text:style-name="T2">RENA3</text:span></text:p>
        </draw:rect>
        <draw:rect draw:style-name="gr6" draw:text-style-name="P1" draw:layer="layout" svg:width="3cm" svg:height="4.5cm" svg:x="15cm" svg:y="1.5cm">
          <text:p text:style-name="P1">power</text:p>
          <text:p text:style-name="P1">supply</text:p>
        </draw:rect>
        <draw:line draw:style-name="gr20" draw:text-style-name="P4" draw:layer="layout" svg:x1="3cm" svg:y1="6.5cm" svg:x2="6cm" svg:y2="6.5cm">
          <text:p text:style-name="P1"><text:span text:style-name="T3">VREFLO</text:span></text:p>
        </draw:line>
        <draw:line draw:style-name="gr20" draw:text-style-name="P4" draw:layer="layout" svg:x1="18cm" svg:y1="4.5cm" svg:x2="21cm" svg:y2="4.5cm">
          <text:p text:style-name="P1"><text:span text:style-name="T3">VSS</text:span></text:p>
        </draw:line>
        <draw:line draw:style-name="gr20" draw:text-style-name="P4" draw:layer="layout" svg:x1="18cm" svg:y1="4cm" svg:x2="21cm" svg:y2="4cm">
          <text:p text:style-name="P1"><text:span text:style-name="T3">VDD</text:span></text:p>
        </draw:line>
        <draw:line draw:style-name="gr20" draw:text-style-name="P4" draw:layer="layout" svg:x1="18cm" svg:y1="3.5cm" svg:x2="21cm" svg:y2="3.5cm">
          <text:p text:style-name="P1"><text:span text:style-name="T3">VDDA2</text:span></text:p>
        </draw:line>
        <draw:line draw:style-name="gr20" draw:text-style-name="P4" draw:layer="layout" svg:x1="18cm" svg:y1="3cm" svg:x2="21cm" svg:y2="3cm">
          <text:p text:style-name="P1"><text:span text:style-name="T3">VDDA1</text:span></text:p>
        </draw:line>
        <draw:line draw:style-name="gr20" draw:text-style-name="P4" draw:layer="layout" svg:x1="18cm" svg:y1="2.5cm" svg:x2="21cm" svg:y2="2.5cm">
          <text:p text:style-name="P1"><text:span text:style-name="T3">VDDA</text:span></text:p>
        </draw:line>
        <draw:line draw:style-name="gr20" draw:text-style-name="P4" draw:layer="layout" svg:x1="18cm" svg:y1="2cm" svg:x2="21cm" svg:y2="2cm">
          <text:p text:style-name="P1"><text:span text:style-name="T3">VRI</text:span></text:p>
        </draw:line>
        <draw:line draw:style-name="gr20" draw:text-style-name="P4" draw:layer="layout" svg:x1="3cm" svg:y1="10cm" svg:x2="6cm" svg:y2="10cm">
          <text:p text:style-name="P1"><text:span text:style-name="T3">VU</text:span></text:p>
        </draw:line>
        <draw:line draw:style-name="gr20" draw:text-style-name="P4" draw:layer="layout" svg:x1="3cm" svg:y1="3.5cm" svg:x2="6cm" svg:y2="3.5cm">
          <text:p text:style-name="P1"><text:span text:style-name="T3">DACREF</text:span></text:p>
        </draw:line>
        <draw:line draw:style-name="gr20" draw:text-style-name="P4" draw:layer="layout" svg:x1="3cm" svg:y1="3cm" svg:x2="6cm" svg:y2="3cm">
          <text:p text:style-name="P1"><text:span text:style-name="T3">VGATE</text:span></text:p>
        </draw:line>
        <draw:line draw:style-name="gr20" draw:text-style-name="P4" draw:layer="layout" svg:x1="3cm" svg:y1="2cm" svg:x2="6cm" svg:y2="2cm">
          <text:p text:style-name="P1"><text:span text:style-name="T3">TEST</text:span></text:p>
        </draw:line>
        <draw:line draw:style-name="gr20" draw:text-style-name="P4" draw:layer="layout" svg:x1="18cm" svg:y1="5.5cm" svg:x2="21cm" svg:y2="5.5cm">
          <text:p text:style-name="P1"><text:span text:style-name="T3">VSSA</text:span></text:p>
        </draw:line>
        <draw:line draw:style-name="gr20" draw:text-style-name="P4" draw:layer="layout" svg:x1="18cm" svg:y1="5cm" svg:x2="21cm" svg:y2="5cm">
          <text:p text:style-name="P1"><text:span text:style-name="T3">VSSA1</text:span></text:p>
        </draw:line>
        <draw:line draw:style-name="gr20" draw:text-style-name="P4" draw:layer="layout" svg:x1="3cm" svg:y1="5cm" svg:x2="6cm" svg:y2="5cm">
          <text:p text:style-name="P1"><text:span text:style-name="T3">FB_PBIAS</text:span></text:p>
        </draw:line>
        <draw:line draw:style-name="gr20" draw:text-style-name="P4" draw:layer="layout" svg:x1="3cm" svg:y1="6cm" svg:x2="6cm" svg:y2="6cm">
          <text:p text:style-name="P1"><text:span text:style-name="T3">VREFHI</text:span></text:p>
        </draw:line>
        <draw:line draw:style-name="gr20" draw:text-style-name="P4" draw:layer="layout" svg:x1="3cm" svg:y1="4.5cm" svg:x2="6cm" svg:y2="4.5cm">
          <text:p text:style-name="P1"><text:span text:style-name="T3">PBIAS</text:span></text:p>
        </draw:line>
        <draw:line draw:style-name="gr20" draw:text-style-name="P4" draw:layer="layout" svg:x1="3cm" svg:y1="4cm" svg:x2="6cm" svg:y2="4cm">
          <text:p text:style-name="P1"><text:span text:style-name="T3">ISET</text:span></text:p>
        </draw:line>
        <draw:line draw:style-name="gr20" draw:text-style-name="P4" draw:layer="layout" svg:x1="3cm" svg:y1="10.5cm" svg:x2="6cm" svg:y2="10.5cm">
          <text:p text:style-name="P1"><text:span text:style-name="T3">VV</text:span></text:p>
        </draw:line>
        <draw:line draw:style-name="gr20" draw:text-style-name="P4" draw:layer="layout" svg:x1="3cm" svg:y1="13cm" svg:x2="6cm" svg:y2="13cm">
          <text:p text:style-name="P1"><text:span text:style-name="T3">IN[0-35]</text:span></text:p>
        </draw:line>
        <draw:line draw:style-name="gr20" draw:text-style-name="P4" draw:layer="layout" svg:x1="18cm" svg:y1="8cm" svg:x2="21cm" svg:y2="8cm">
          <text:p text:style-name="P1"><text:span text:style-name="T3">AOUTP</text:span></text:p>
        </draw:line>
        <draw:line draw:style-name="gr20" draw:text-style-name="P4" draw:layer="layout" svg:x1="18cm" svg:y1="7.5cm" svg:x2="21cm" svg:y2="7.5cm">
          <text:p text:style-name="P1"><text:span text:style-name="T3">AOUTN</text:span></text:p>
        </draw:line>
        <draw:line draw:style-name="gr20" draw:text-style-name="P4" draw:layer="layout" svg:x1="3cm" svg:y1="7.5cm" svg:x2="6cm" svg:y2="7.5cm">
          <text:p text:style-name="P1"><text:span text:style-name="T3">CSHIFT</text:span></text:p>
        </draw:line>
        <draw:line draw:style-name="gr20" draw:text-style-name="P4" draw:layer="layout" svg:x1="3cm" svg:y1="8cm" svg:x2="6cm" svg:y2="8cm">
          <text:p text:style-name="P1"><text:span text:style-name="T3">CIN</text:span></text:p>
        </draw:line>
        <draw:line draw:style-name="gr20" draw:text-style-name="P4" draw:layer="layout" svg:x1="3cm" svg:y1="8.5cm" svg:x2="6cm" svg:y2="8.5cm">
          <text:p text:style-name="P1"><text:span text:style-name="T3">CS</text:span></text:p>
        </draw:line>
        <draw:line draw:style-name="gr20" draw:text-style-name="P4" draw:layer="layout" svg:x1="18cm" svg:y1="10cm" svg:x2="21cm" svg:y2="10cm">
          <text:p text:style-name="P1"><text:span text:style-name="T3">TS_N</text:span></text:p>
        </draw:line>
        <draw:line draw:style-name="gr20" draw:text-style-name="P4" draw:layer="layout" svg:x1="18cm" svg:y1="10.5cm" svg:x2="21cm" svg:y2="10.5cm">
          <text:p text:style-name="P1"><text:span text:style-name="T3">TS_P</text:span></text:p>
        </draw:line>
        <draw:line draw:style-name="gr20" draw:text-style-name="P4" draw:layer="layout" svg:x1="18cm" svg:y1="11.5cm" svg:x2="21cm" svg:y2="11.5cm">
          <text:p text:style-name="P1"><text:span text:style-name="T3">TF_N</text:span></text:p>
        </draw:line>
        <draw:line draw:style-name="gr20" draw:text-style-name="P4" draw:layer="layout" svg:x1="18cm" svg:y1="12cm" svg:x2="21cm" svg:y2="12cm">
          <text:p text:style-name="P1"><text:span text:style-name="T3">TF_P</text:span></text:p>
        </draw:line>
        <draw:line draw:style-name="gr20" draw:text-style-name="P4" draw:layer="layout" svg:x1="18cm" svg:y1="13.5cm" svg:x2="21cm" svg:y2="13.5cm">
          <text:p text:style-name="P1"><text:span text:style-name="T3">FOUT</text:span></text:p>
        </draw:line>
        <draw:line draw:style-name="gr20" draw:text-style-name="P4" draw:layer="layout" svg:x1="18cm" svg:y1="14cm" svg:x2="21cm" svg:y2="14cm">
          <text:p text:style-name="P1"><text:span text:style-name="T3">FIN</text:span></text:p>
        </draw:line>
        <draw:line draw:style-name="gr20" draw:text-style-name="P4" draw:layer="layout" svg:x1="18cm" svg:y1="14.5cm" svg:x2="21cm" svg:y2="14.5cm">
          <text:p text:style-name="P1"><text:span text:style-name="T3">FHRCLK</text:span></text:p>
        </draw:line>
        <draw:line draw:style-name="gr20" draw:text-style-name="P4" draw:layer="layout" svg:x1="18cm" svg:y1="15.5cm" svg:x2="21cm" svg:y2="15.5cm">
          <text:p text:style-name="P1"><text:span text:style-name="T3">SOUT</text:span></text:p>
        </draw:line>
        <draw:line draw:style-name="gr20" draw:text-style-name="P4" draw:layer="layout" svg:x1="18cm" svg:y1="16cm" svg:x2="21cm" svg:y2="16cm">
          <text:p text:style-name="P1"><text:span text:style-name="T3">SIN</text:span></text:p>
        </draw:line>
        <draw:line draw:style-name="gr20" draw:text-style-name="P4" draw:layer="layout" svg:x1="18cm" svg:y1="16.5cm" svg:x2="21cm" svg:y2="16.5cm">
          <text:p text:style-name="P1"><text:span text:style-name="T3">SHRCLK</text:span></text:p>
        </draw:line>
        <draw:line draw:style-name="gr20" draw:text-style-name="P4" draw:layer="layout" svg:x1="18cm" svg:y1="17.5cm" svg:x2="21cm" svg:y2="17.5cm">
          <text:p text:style-name="P1"><text:span text:style-name="T3">TOUT</text:span></text:p>
        </draw:line>
        <draw:line draw:style-name="gr20" draw:text-style-name="P4" draw:layer="layout" svg:x1="18cm" svg:y1="18cm" svg:x2="21cm" svg:y2="18cm">
          <text:p text:style-name="P1"><text:span text:style-name="T3">TIN</text:span></text:p>
        </draw:line>
        <draw:line draw:style-name="gr20" draw:text-style-name="P4" draw:layer="layout" svg:x1="18cm" svg:y1="18.5cm" svg:x2="21cm" svg:y2="18.5cm">
          <text:p text:style-name="P1"><text:span text:style-name="T3">TCLK</text:span></text:p>
        </draw:line>
        <draw:line draw:style-name="gr20" draw:text-style-name="P4" draw:layer="layout" svg:x1="3cm" svg:y1="17.5cm" svg:x2="6cm" svg:y2="17.5cm">
          <text:p text:style-name="P1"><text:span text:style-name="T3">READ</text:span></text:p>
        </draw:line>
        <draw:line draw:style-name="gr20" draw:text-style-name="P4" draw:layer="layout" svg:x1="3cm" svg:y1="15.5cm" svg:x2="6cm" svg:y2="15.5cm">
          <text:p text:style-name="P1"><text:span text:style-name="T3">ACQUIRE_N</text:span></text:p>
        </draw:line>
        <draw:line draw:style-name="gr20" draw:text-style-name="P4" draw:layer="layout" svg:x1="3cm" svg:y1="15cm" svg:x2="6cm" svg:y2="15cm">
          <text:p text:style-name="P1"><text:span text:style-name="T3">ACQUIRE_P</text:span></text:p>
        </draw:line>
        <draw:line draw:style-name="gr20" draw:text-style-name="P4" draw:layer="layout" svg:x1="3cm" svg:y1="16.5cm" svg:x2="6cm" svg:y2="16.5cm">
          <text:p text:style-name="P1"><text:span text:style-name="T3">CLS_N</text:span></text:p>
        </draw:line>
        <draw:line draw:style-name="gr20" draw:text-style-name="P4" draw:layer="layout" svg:x1="3cm" svg:y1="16cm" svg:x2="6cm" svg:y2="16cm">
          <text:p text:style-name="P1"><text:span text:style-name="T3">CLS_P</text:span></text:p>
        </draw:line>
        <draw:line draw:style-name="gr20" draw:text-style-name="P4" draw:layer="layout" svg:x1="3cm" svg:y1="11cm" svg:x2="6cm" svg:y2="11cm">
          <text:p text:style-name="P1"><text:span text:style-name="T3">CLF</text:span></text:p>
        </draw:line>
        <draw:line draw:style-name="gr20" draw:text-style-name="P4" draw:layer="layout" svg:x1="3cm" svg:y1="18.5cm" svg:x2="6cm" svg:y2="18.5cm">
          <text:p text:style-name="P1"><text:span text:style-name="T3">TST[3-22]</text:span></text:p>
        </draw:line>
        <draw:rect draw:style-name="gr21" draw:text-style-name="P1" draw:layer="layout" svg:width="3cm" svg:height="4.5cm" svg:x="6cm" svg:y="2.5cm">
          <text:p text:style-name="P1">analog</text:p>
          <text:p text:style-name="P1">config</text:p>
        </draw:rect>
        <draw:rect draw:style-name="gr7" draw:text-style-name="P1" draw:layer="layout" svg:width="3cm" svg:height="2cm" svg:x="6cm" svg:y="7cm">
          <text:p text:style-name="P1">digital</text:p>
          <text:p text:style-name="P1">config</text:p>
        </draw:rect>
        <draw:line draw:style-name="gr20" draw:text-style-name="P4" draw:layer="layout" svg:x1="3cm" svg:y1="5.5cm" svg:x2="6cm" svg:y2="5.5cm">
          <text:p text:style-name="P1"><text:span text:style-name="T3">R_BIAS</text:span></text:p>
        </draw:line>
        <draw:rect draw:style-name="gr1" draw:text-style-name="P1" draw:layer="layout" svg:width="3cm" svg:height="1.5cm" svg:x="15cm" svg:y="7cm">
          <text:p text:style-name="P1">analog</text:p>
          <text:p text:style-name="P1">output</text:p>
        </draw:rect>
        <draw:rect draw:style-name="gr1" draw:text-style-name="P1" draw:layer="layout" svg:width="3cm" svg:height="2cm" svg:x="6cm" svg:y="12cm">
          <text:p text:style-name="P1">analog</text:p>
          <text:p text:style-name="P1">inputs</text:p>
        </draw:rect>
        <draw:rect draw:style-name="gr7" draw:text-style-name="P5" draw:layer="layout" svg:width="2cm" svg:height="0.5cm" svg:x="25.5cm" svg:y="18cm">
          <text:p text:style-name="P1"><text:span text:style-name="T4">digital</text:span></text:p>
        </draw:rect>
        <draw:rect draw:style-name="gr7" draw:text-style-name="P1" draw:layer="layout" svg:width="3cm" svg:height="2cm" svg:x="15cm" svg:y="13cm">
          <text:p text:style-name="P1">fast token</text:p>
          <text:p text:style-name="P1">register</text:p>
        </draw:rect>
        <draw:rect draw:style-name="gr7" draw:text-style-name="P1" draw:layer="layout" svg:width="3cm" svg:height="2cm" svg:x="15cm" svg:y="15cm">
          <text:p text:style-name="P1">slow token</text:p>
          <text:p text:style-name="P1">register</text:p>
        </draw:rect>
        <draw:rect draw:style-name="gr7" draw:text-style-name="P1" draw:layer="layout" svg:width="3cm" svg:height="2cm" svg:x="15cm" svg:y="17cm">
          <text:p text:style-name="P1">token</text:p>
          <text:p text:style-name="P1">register</text:p>
        </draw:rect>
        <draw:rect draw:style-name="gr7" draw:text-style-name="P1" draw:layer="layout" svg:width="3cm" svg:height="2.5cm" svg:x="6cm" svg:y="14.5cm">
          <text:p text:style-name="P1">peak</text:p>
          <text:p text:style-name="P1">detector</text:p>
        </draw:rect>
        <draw:rect draw:style-name="gr2" draw:text-style-name="P1" draw:layer="layout" svg:width="3cm" svg:height="2cm" svg:x="6cm" svg:y="9.5cm">
          <text:p text:style-name="P1">fast</text:p>
          <text:p text:style-name="P1">trigger</text:p>
        </draw:rect>
        <draw:rect draw:style-name="gr7" draw:text-style-name="P1" draw:layer="layout" svg:width="3cm" svg:height="3cm" svg:x="15cm" svg:y="9.5cm">
          <text:p text:style-name="P1">trigger</text:p>
          <text:p text:style-name="P1">output</text:p>
        </draw:rect>
        <draw:rect draw:style-name="gr1" draw:text-style-name="P5" draw:layer="layout" svg:width="2cm" svg:height="0.5cm" svg:x="25.5cm" svg:y="16cm">
          <text:p text:style-name="P1"><text:span text:style-name="T4">analog</text:span></text:p>
        </draw:rect>
        <draw:rect draw:style-name="gr6" draw:text-style-name="P5" draw:layer="layout" svg:width="2cm" svg:height="0.5cm" svg:x="25.5cm" svg:y="15cm">
          <text:p text:style-name="P1"><text:span text:style-name="T4">power</text:span></text:p>
        </draw:rect>
        <draw:rect draw:style-name="gr2" draw:text-style-name="P5" draw:layer="layout" svg:width="2cm" svg:height="0.5cm" svg:x="25.5cm" svg:y="17cm">
          <text:p text:style-name="P1"><text:span text:style-name="T4">mixed</text:span></text:p>
        </draw:rect>
        <draw:rect draw:style-name="gr22" draw:text-style-name="P5" draw:layer="layout" svg:width="3cm" svg:height="5cm" svg:x="25cm" svg:y="14cm">
          <text:p text:style-name="P1"><text:span text:style-name="T4">legend: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ffff" draw:end-color="#23b8dc" draw:start-intensity="100%" draw:end-intensity="100%" draw:angle="45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analog_2f_digital" draw:display-name="analog/digital" draw:style="linear" draw:start-color="#ffff00" draw:end-color="#00ae00" draw:start-intensity="100%" draw:end-intensity="100%" draw:angle="550" draw:border="35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4" draw:fill-image-name="Bitmape_20_5" draw:fill-image-width="0cm" draw:fill-image-height="0cm" draw:textarea-vertical-align="botto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Bert Lange</meta:initial-creator>
    <meta:creation-date>2010-06-14T16:08:08.99</meta:creation-date>
    <dc:date>2010-06-15T15:48:46.61</dc:date>
    <dc:creator>Bert Lange</dc:creator>
    <meta:editing-duration>PT07H06M46S</meta:editing-duration>
    <meta:editing-cycles>13</meta:editing-cycles>
    <meta:generator>OpenOffice.org/3.2$Win32 OpenOffice.org_project/320m12$Build-9483</meta:generator>
    <meta:printed-by>Bert Lange</meta:printed-by>
    <meta:print-date>2010-06-15T11:44:30.31</meta:print-date>
    <meta:document-statistic meta:object-count="86"/>
  </office:meta>
</office:document-meta>
</file>